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081cm" fo:margin-left="0.118cm" fo:margin-right="15.801cm" table:align="margins"/>
    </style:style>
    <style:style style:name="Table1.A" style:family="table-column">
      <style:table-column-properties style:column-width="1.081cm" style:rel-column-width="613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2a911" officeooo:paragraph-rsid="0002a911"/>
    </style:style>
    <style:style style:name="P2" style:family="paragraph" style:parent-style-name="Standard">
      <style:text-properties officeooo:rsid="0003d69c" officeooo:paragraph-rsid="0003d6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mysql&gt; select * from compitition;</text:p>
      <text:p text:style-name="Standard">+------+-------------+-----------+</text:p>
      <text:p text:style-name="Standard">| c_no | name <text:s text:c="7"/>| type <text:s text:c="5"/>|</text:p>
      <text:p text:style-name="Standard">+------+-------------+-----------+</text:p>
      <text:p text:style-name="Standard">| <text:s/>101 | drawing <text:s text:c="4"/>| arts <text:s text:c="5"/>|</text:p>
      <text:p text:style-name="Standard">| <text:s/>102 | craft <text:s text:c="6"/>| arts <text:s text:c="5"/>|</text:p>
      <text:p text:style-name="Standard">| <text:s/>103 | running <text:s text:c="4"/>| sports <text:s text:c="3"/>|</text:p>
      <text:p text:style-name="Standard">| <text:s/>104 | swimming <text:s text:c="3"/>| sports <text:s text:c="3"/>|</text:p>
      <text:p text:style-name="Standard">| <text:s/>105 | long jump <text:s text:c="2"/>| sports <text:s text:c="3"/>|</text:p>
      <text:p text:style-name="Standard">| <text:s/>106 | maths quiz <text:s/>| education |</text:p>
      <text:p text:style-name="Standard">| <text:s/>107 | programming | education |</text:p>
      <text:p text:style-name="Standard">+------+-------------+-----------+</text:p>
      <text:p text:style-name="Standard">7 rows in set (0.00 sec)</text:p>
      <text:p text:style-name="Standard"/>
      <text:p text:style-name="Standard">mysql&gt; select * from student;</text:p>
      <text:p text:style-name="Standard">+---------+------+-------+</text:p>
      <text:p text:style-name="Standard">| sreg_no | name | class |</text:p>
      <text:p text:style-name="Standard">+---------+------+-------+</text:p>
      <text:p text:style-name="Standard">| <text:s text:c="6"/>1 | abc <text:s/>| fybcs |</text:p>
      <text:p text:style-name="Standard">| <text:s text:c="6"/>2 | def <text:s/>| sybcs |</text:p>
      <text:p text:style-name="Standard">| <text:s text:c="6"/>3 | ghi <text:s/>| tybcs |</text:p>
      <text:p text:style-name="Standard">| <text:s text:c="6"/>4 | jkl <text:s/>| tybsc |</text:p>
      <text:p text:style-name="Standard">| <text:s text:c="6"/>5 | mno <text:s/>| fybsc |</text:p>
      <text:p text:style-name="Standard">+---------+------+-------+</text:p>
      <text:p text:style-name="Standard">5 rows in set (0.00 sec)</text:p>
      <text:p text:style-name="Standard"/>
      <text:p text:style-name="Standard"/>
      <text:p text:style-name="Standard"/>
      <text:p text:style-name="Standard"/>
      <text:p text:style-name="P1">1]</text:p>
      <text:p text:style-name="P1">mysql&gt; select distinct name from compitition;</text:p>
      <text:p text:style-name="P1">+-------------+</text:p>
      <text:p text:style-name="P1">| name <text:s text:c="7"/>|</text:p>
      <text:p text:style-name="P1">+-------------+</text:p>
      <text:p text:style-name="P1">| drawing <text:s text:c="4"/>|</text:p>
      <text:p text:style-name="P1">| craft <text:s text:c="6"/>|</text:p>
      <text:p text:style-name="P1">| running <text:s text:c="4"/>|</text:p>
      <text:p text:style-name="P1">| swimming <text:s text:c="3"/>|</text:p>
      <text:p text:style-name="P1">| long jump <text:s text:c="2"/>|</text:p>
      <text:p text:style-name="P1">| maths quiz <text:s/>|</text:p>
      <text:p text:style-name="P1">| programming |</text:p>
      <text:p text:style-name="P1">+-------------+</text:p>
      <text:p text:style-name="P1">7 rows in set (0.00 sec)</text:p>
      <text:p text:style-name="P1"/>
      <text:p text:style-name="P1">2]</text:p>
      <text:p text:style-name="Standard">mysql&gt; select student.name from student ,stud_comp,compitition where compitition.name='running' and year &gt;=1995 and year &lt;=2005 and stud_comp.crank=1 and student.sreg_no=stud_comp.sreg_no and compitition.c_no=stud_comp.c_no;</text:p>
      <text:p text:style-name="Standard">+------+</text:p>
      <text:p text:style-name="Standard">| name 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Standard"><text:soft-page-break/></text:p>
      <text:p text:style-name="Standard">| mno <text:s/>|</text:p>
      <text:p text:style-name="Standard">+------+</text:p>
      <text:p text:style-name="Standard">1 row in set (0.00 sec)</text:p>
      <text:p text:style-name="Standard"/>
      <text:p text:style-name="Standard"/>
      <text:p text:style-name="Standard"/>
      <text:p text:style-name="P2">3]</text:p>
      <text:p text:style-name="P2"/>
      <text:p text:style-name="P2"/>
      <text:p text:style-name="P2"/>
      <text:p text:style-name="P2"/>
      <text:p text:style-name="P2">4]</text:p>
      <text:p text:style-name="P2">mysql&gt; select count(*) from compitition where type='sports';</text:p>
      <text:p text:style-name="P2">+----------+</text:p>
      <text:p text:style-name="P2">| count(*) |</text:p>
      <text:p text:style-name="P2">+----------+</text:p>
      <text:p text:style-name="P2">| <text:s text:c="7"/>3 |</text:p>
      <text:p text:style-name="P2">+----------+</text:p>
      <text:p text:style-name="P2">1 row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11:47.976423765</meta:creation-date>
    <dc:date>2020-09-18T10:25:34.450106486</dc:date>
    <meta:editing-duration>PT3M36S</meta:editing-duration>
    <meta:editing-cycles>1</meta:editing-cycles>
    <meta:document-statistic meta:table-count="1" meta:image-count="0" meta:object-count="0" meta:page-count="2" meta:paragraph-count="54" meta:word-count="255" meta:character-count="1382" meta:non-whitespace-character-count="1079"/>
    <meta:generator>LibreOffice/6.4.4.2$Linux_X86_64 LibreOffice_project/40$Build-2</meta:generator>
  </office:meta>
</office:document-meta>
</file>